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12.3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07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3">
          <table:table-cell table:style-name="ce1" office:value-type="string">
            <text:p>BOM Micro Quad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Nr.</text:p>
          </table:table-cell>
          <table:table-cell table:style-name="ce2" office:value-type="string">
            <text:p>Par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Price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TM32</text:p>
          </table:table-cell>
          <table:table-cell office:value-type="string">
            <text:p>µC</text:p>
          </table:table-cell>
          <table:table-cell table:style-name="ce4" office:value-type="float" office:value="1">
            <text:p>1</text:p>
          </table:table-cell>
          <table:table-cell table:formula="of:=4.29*1.19" office:value-type="currency" office:currency="EUR" office:value="5.1051">
            <text:p>5,11 €</text:p>
          </table:table-cell>
          <table:table-cell table:formula="of:=[.E5]*[.D5]" office:value-type="currency" office:currency="EUR" office:value="5.1051">
            <text:p>5,1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PU6000</text:p>
          </table:table-cell>
          <table:table-cell office:value-type="string">
            <text:p>3-Axis Gyro, 3-Axis ACC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25,00 €</text:p>
          </table:table-cell>
          <table:table-cell table:formula="of:=[.E6]*[.D6]" office:value-type="currency" office:currency="EUR" office:value="25">
            <text:p>25,00 €</text:p>
          </table:table-cell>
          <table:table-cell/>
          <table:table-cell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1000</text:p>
          </table:table-cell>
          <table:table-cell office:value-type="string">
            <text:p>2g Brushless Motor</text:p>
          </table:table-cell>
          <table:table-cell office:value-type="float" office:value="4">
            <text:p>4</text:p>
          </table:table-cell>
          <table:table-cell office:value-type="currency" office:currency="EUR" office:value="6">
            <text:p>6,00 €</text:p>
          </table:table-cell>
          <table:table-cell table:formula="of:=[.E7]*[.D7]" office:value-type="currency" office:currency="EUR" office:value="24">
            <text:p>24,0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3“x2“ Prop</text:p>
          </table:table-cell>
          <table:table-cell office:value-type="string">
            <text:p>2x linksdrehen &amp; 2x rechtsdrehend</text:p>
          </table:table-cell>
          <table:table-cell office:value-type="float" office:value="4">
            <text:p>4</text:p>
          </table:table-cell>
          <table:table-cell office:value-type="currency" office:currency="EUR" office:value="0.79">
            <text:p>0,79 €</text:p>
          </table:table-cell>
          <table:table-cell table:formula="of:=[.E8]*[.D8]" office:value-type="currency" office:currency="EUR" office:value="3.16">
            <text:p>3,16 €</text:p>
          </table:table-cell>
          <table:table-cell/>
          <table:table-cell table:style-name="ce6" office:value-type="string">
            <text:p><text:a xlink:href="http://www.lipoly.de/">www.lipoly.de</text:a>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CB</text:p>
          </table:table-cell>
          <table:table-cell office:value-type="string">
            <text:p>30cent/cm² + 1,5€ versand: A= 25cm²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9,00 €</text:p>
          </table:table-cell>
          <table:table-cell table:formula="of:=[.E9]*[.D9]" office:value-type="currency" office:currency="EUR" office:value="9">
            <text:p>9,00 €</text:p>
          </table:table-cell>
          <table:table-cell/>
          <table:table-cell office:value-type="string">
            <text:p>mikrocontroller.net platinensamml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tencil</text:p>
          </table:table-cell>
          <table:table-cell office:value-type="string">
            <text:p>SMD Stencil</text:p>
          </table:table-cell>
          <table:table-cell office:value-type="float" office:value="1">
            <text:p>1</text:p>
          </table:table-cell>
          <table:table-cell office:value-type="currency" office:currency="EUR" office:value="13.5">
            <text:p>13,50 €</text:p>
          </table:table-cell>
          <table:table-cell table:formula="of:=[.E10]*[.D10]" office:value-type="currency" office:currency="EUR" office:value="13.5">
            <text:p>13,50 €</text:p>
          </table:table-cell>
          <table:table-cell/>
          <table:table-cell table:style-name="ce6" office:value-type="string">
            <text:p><text:a xlink:href="http://www.smtstencil.co.uk/">http://www.smtstencil.co.uk/</text:a>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MTD6505</text:p>
          </table:table-cell>
          <table:table-cell office:value-type="string">
            <text:p>Integrated Brushless DC controller IC</text:p>
          </table:table-cell>
          <table:table-cell office:value-type="float" office:value="4">
            <text:p>4</text:p>
          </table:table-cell>
          <table:table-cell table:formula="of:=1*1.19" office:value-type="currency" office:currency="EUR" office:value="1.19">
            <text:p>1,19 €</text:p>
          </table:table-cell>
          <table:table-cell table:formula="of:=[.E11]*[.D11]" office:value-type="currency" office:currency="EUR" office:value="4.76">
            <text:p>4,76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IPO</text:p>
          </table:table-cell>
          <table:table-cell office:value-type="string">
            <text:p>350mAh</text:p>
          </table:table-cell>
          <table:table-cell office:value-type="float" office:value="1">
            <text:p>1</text:p>
          </table:table-cell>
          <table:table-cell office:value-type="currency" office:currency="EUR" office:value="3.5">
            <text:p>3,50 €</text:p>
          </table:table-cell>
          <table:table-cell table:formula="of:=[.E12]*[.D12]" office:value-type="currency" office:currency="EUR" office:value="3.5">
            <text:p>3,5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mpfänger</text:p>
          </table:table-cell>
          <table:table-cell office:value-type="string">
            <text:p>Bluetooth?</text:p>
          </table:table-cell>
          <table:table-cell office:value-type="float" office:value="1">
            <text:p>1</text:p>
          </table:table-cell>
          <table:table-cell office:value-type="currency" office:currency="EUR" office:value="7.29">
            <text:p>7,29 €</text:p>
          </table:table-cell>
          <table:table-cell table:formula="of:=[.E13]*[.D13]" office:value-type="currency" office:currency="EUR" office:value="7.29">
            <text:p>7,29 €</text:p>
          </table:table-cell>
          <table:table-cell/>
          <table:table-cell office:value-type="string">
            <text:p><text:a xlink:href="http://www.ebay.de/">www.ebay.de</text:a>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ubwise</text:p>
          </table:table-cell>
          <table:table-cell office:value-type="string">
            <text:p>Android bluetooth RC app</text:p>
          </table:table-cell>
          <table:table-cell office:value-type="float" office:value="1">
            <text:p>1</text:p>
          </table:table-cell>
          <table:table-cell office:value-type="currency" office:currency="EUR" office:value="0">
            <text:p>0,00 €</text:p>
          </table:table-cell>
          <table:table-cell table:formula="of:=[.E14]*[.D14]" office:value-type="currency" office:currency="EUR" office:value="0">
            <text:p>0,00 €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TS525</text:p>
          </table:table-cell>
          <table:table-cell office:value-type="string">
            <text:p>Tactile Switch</text:p>
          </table:table-cell>
          <table:table-cell office:value-type="float" office:value="1">
            <text:p>1</text:p>
          </table:table-cell>
          <table:table-cell table:formula="of:=0.6*1.19" office:value-type="currency" office:currency="EUR" office:value="0.714">
            <text:p>0,71 €</text:p>
          </table:table-cell>
          <table:table-cell table:formula="of:=[.E15]*[.D15]" office:value-type="currency" office:currency="EUR" office:value="0.714">
            <text:p>0,71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FT230</text:p>
          </table:table-cell>
          <table:table-cell office:value-type="string">
            <text:p>USB-to-UART</text:p>
          </table:table-cell>
          <table:table-cell office:value-type="float" office:value="1">
            <text:p>1</text:p>
          </table:table-cell>
          <table:table-cell table:formula="of:=1.92*1.19" office:value-type="currency" office:currency="EUR" office:value="2.2848">
            <text:p>2,28 €</text:p>
          </table:table-cell>
          <table:table-cell table:formula="of:=[.E16]*[.D16]" office:value-type="currency" office:currency="EUR" office:value="2.2848">
            <text:p>2,28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MCP73831</text:p>
          </table:table-cell>
          <table:table-cell office:value-type="string">
            <text:p>USB-Lipo-Lade-IC</text:p>
          </table:table-cell>
          <table:table-cell office:value-type="float" office:value="1">
            <text:p>1</text:p>
          </table:table-cell>
          <table:table-cell table:formula="of:=0.58*1.19" office:value-type="currency" office:currency="EUR" office:value="0.6902">
            <text:p>0,69 €</text:p>
          </table:table-cell>
          <table:table-cell table:formula="of:=[.E17]*[.D17]" office:value-type="currency" office:currency="EUR" office:value="0.6902">
            <text:p>0,69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CP1252-33X50I/MS</text:p>
          </table:table-cell>
          <table:table-cell office:value-type="string">
            <text:p>ChargePump</text:p>
          </table:table-cell>
          <table:table-cell office:value-type="float" office:value="1">
            <text:p>1</text:p>
          </table:table-cell>
          <table:table-cell table:formula="of:=1.37*1.19" office:value-type="currency" office:currency="EUR" office:value="1.6303">
            <text:p>1,63 €</text:p>
          </table:table-cell>
          <table:table-cell table:formula="of:=[.E18]*[.D18]" office:value-type="currency" office:currency="EUR" office:value="1.6303">
            <text:p>1,63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  <table:table-cell/>
          <table:table-cell table:style-name="Default"/>
          <table:table-cell table:formula="of:=[.E19]*[.D19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/>
          <table:table-cell table:style-name="Default"/>
          <table:table-cell table:formula="of:=[.E20]*[.D20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  <table:table-cell/>
          <table:table-cell table:style-name="Default"/>
          <table:table-cell table:formula="of:=[.E21]*[.D2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otal</text:p>
          </table:table-cell>
          <table:table-cell table:number-columns-repeated="3"/>
          <table:table-cell table:style-name="Default"/>
          <table:table-cell table:formula="of:=SUM([.F5:.F21])" office:value-type="currency" office:currency="EUR" office:value="100.6344">
            <text:p>100,63 €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.05.2012</text:date>, <text:time>21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6T21:56:19</meta:creation-date>
    <dc:date>2012-05-18T21:53:02</dc:date>
    <meta:editing-duration>PT4H42M11S</meta:editing-duration>
    <meta:editing-cycles>5</meta:editing-cycles>
    <meta:generator>LibreOffice/3.3$Linux LibreOffice_project/330m19$Build-401</meta:generator>
    <dc:creator>konstantin </dc:creator>
    <meta:document-statistic meta:table-count="3" meta:cell-count="118" meta:object-count="0"/>
  </office:meta>
</office:document-meta>
</file>